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bdb80" officeooo:paragraph-rsid="001bdb80"/>
    </style:style>
    <style:style style:name="P2" style:family="paragraph" style:parent-style-name="Standard" style:list-style-name="L1">
      <style:paragraph-properties fo:line-height="150%"/>
      <style:text-properties officeooo:rsid="001bdb80" officeooo:paragraph-rsid="001bdb80"/>
    </style:style>
    <style:style style:name="P3" style:family="paragraph" style:parent-style-name="Standard" style:list-style-name="L1">
      <style:paragraph-properties fo:line-height="150%"/>
      <style:text-properties fo:font-size="14pt" fo:font-weight="bold" officeooo:rsid="001bdb80" officeooo:paragraph-rsid="001bdb80" style:font-weight-asian="bold" style:font-weight-complex="bold"/>
    </style:style>
    <style:style style:name="P4" style:family="paragraph" style:parent-style-name="Standard" style:list-style-name="L1">
      <style:paragraph-properties fo:line-height="150%"/>
      <style:text-properties fo:font-size="14pt" fo:font-weight="bold" officeooo:rsid="001d48a3" officeooo:paragraph-rsid="001d48a3" style:font-weight-asian="bold" style:font-weight-complex="bold"/>
    </style:style>
    <style:style style:name="P5" style:family="paragraph" style:parent-style-name="Standard" style:list-style-name="L1">
      <style:paragraph-properties fo:line-height="150%"/>
      <style:text-properties fo:font-size="16pt" style:text-underline-style="solid" style:text-underline-width="auto" style:text-underline-color="font-color" fo:font-weight="bold" officeooo:rsid="001bdb80" officeooo:paragraph-rsid="001bdb80" style:font-weight-asian="bold" style:font-weight-complex="bold"/>
    </style:style>
    <style:style style:name="P6" style:family="paragraph" style:parent-style-name="Standard" style:list-style-name="L1">
      <style:paragraph-properties fo:line-height="150%"/>
      <style:text-properties fo:font-size="16pt" style:text-underline-style="solid" style:text-underline-width="auto" style:text-underline-color="font-color" fo:font-weight="bold" officeooo:rsid="001d48a3" officeooo:paragraph-rsid="001d48a3" style:font-weight-asian="bold" style:font-weight-complex="bold"/>
    </style:style>
    <style:style style:name="P7" style:family="paragraph" style:parent-style-name="Standard" style:list-style-name="L1">
      <style:paragraph-properties fo:line-height="150%"/>
      <style:text-properties officeooo:rsid="001d3971" officeooo:paragraph-rsid="001d3971"/>
    </style:style>
    <style:style style:name="P8" style:family="paragraph" style:parent-style-name="Standard" style:list-style-name="L1">
      <style:paragraph-properties fo:line-height="150%"/>
      <style:text-properties officeooo:rsid="001d48a3" officeooo:paragraph-rsid="001d48a3"/>
    </style:style>
    <style:style style:name="T1" style:family="text">
      <style:text-properties officeooo:rsid="001d3971"/>
    </style:style>
    <text:list-style style:name="L1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I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oquis Brésil </text:p>
      <text:p text:style-name="P1"/>
      <text:list xml:id="list7747345901804191784" text:style-name="L1">
        <text:list-item>
          <text:p text:style-name="P6">L’organisation du territoire</text:p>
          <text:list>
            <text:list-item>
              <text:p text:style-name="P4">Les régions dynamiques, Sud – Sud-Est</text:p>
              <text:list>
                <text:list-item>
                  <text:p text:style-name="P8"/>
                </text:list-item>
              </text:list>
            </text:list-item>
            <text:list-item>
              <text:p text:style-name="P4">Les périphéries intégrées, Centre-Ouest</text:p>
              <text:list>
                <text:list-item>
                  <text:p text:style-name="P2"/>
                </text:list-item>
              </text:list>
            </text:list-item>
            <text:list-item>
              <text:p text:style-name="P4">Les marges, Amazonie et Nord-Est</text:p>
              <text:list>
                <text:list-item>
                  <text:p text:style-name="P8"/>
                </text:list-item>
              </text:list>
            </text:list-item>
          </text:list>
        </text:list-item>
        <text:list-item>
          <text:p text:style-name="P5">Un territoire maîtrisé qui s’affirme dans la mondialisation</text:p>
          <text:list>
            <text:list-item>
              <text:p text:style-name="P3">La métropolisation</text:p>
              <text:list>
                <text:list-item>
                  <text:p text:style-name="P2"/>
                </text:list-item>
              </text:list>
            </text:list-item>
            <text:list-item>
              <text:p text:style-name="P3">Maîtrise du territoire</text:p>
              <text:list>
                <text:list-item>
                  <text:p text:style-name="P2">Front pionnier <text:span text:style-name="T1">(= extension du territoire pour exploiter) </text:span></text:p>
                </text:list-item>
                <text:list-item>
                  <text:p text:style-name="P2">Coeur industriel </text:p>
                </text:list-item>
                <text:list-item>
                  <text:p text:style-name="P2">Exploitations minières </text:p>
                </text:list-item>
                <text:list-item>
                  <text:p text:style-name="P7">Agriculture intensive </text:p>
                </text:list-item>
              </text:list>
            </text:list-item>
            <text:list-item>
              <text:p text:style-name="P3">Une insertion régionale et mondiale</text:p>
              <text:list>
                <text:list-item>
                  <text:p text:style-name="P2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1:48:08.473000000</meta:creation-date>
    <dc:date>2019-04-02T12:12:25.610000000</dc:date>
    <meta:editing-duration>PT14M6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8" meta:word-count="68" meta:character-count="431" meta:non-whitespace-character-count="387"/>
  </office:meta>
</office:document-meta>
</file>